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2"/>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Text_20_body" style:list-style-name="L4"/>
    <style:style style:name="P11" style:family="paragraph" style:parent-style-name="Text_20_body" style:list-style-name="L4">
      <style:paragraph-properties fo:margin-top="0cm" fo:margin-bottom="0cm"/>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Following the gudiance from <text:a xlink:type="simple" xlink:href="http://gauss.ececs.uc.edu/Courses/c4029/code/drivers/Kernel/docs.html">http://gauss.ececs.uc.edu/Courses/c4029/code/drivers/Kernel/docs.html</text:a></text:p>
      <text:p text:style-name="P2"/>
      <text:p text:style-name="P2"/>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text:soft-page-break/>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2"/>
      <text:p text:style-name="P1">Code flow</text:p>
      <text:p text:style-name="P1"/>
      <text:p text:style-name="P1">General data structures</text:p>
      <text:p text:style-name="P1"/>
      <text:list xml:id="list1259279801" text:style-name="L1">
        <text:list-item>
          <text:p text:style-name="P5">net_device defined in include/linux/netdevice.h. Important fields are :</text:p>
          <text:p text:style-name="P5">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oft-page-break/><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1994181189" text:continue-numbering="true" text:style-name="L1">
        <text:list-header>
          <text:p text:style-name="P5"><text:s text:c="8"/>int <text:s text:c="20"/>ifindex;</text:p>
          <text:p text:style-name="P5"><text:s text:c="8"/>int <text:s text:c="20"/>iflink;</text:p>
          <text:p text:style-name="P5"><text:s/>/* Management operations */</text:p>
          <text:p text:style-name="P5"><text:s text:c="8"/>const struct net_device_ops *netdev_ops;</text:p>
          <text:p text:style-name="P5"><text:s text:c="8"/>const struct ethtool_ops *ethtool_ops;</text:p>
          <text:p text:style-name="P5"><text:s/>/* Hardware header description */</text:p>
          <text:p text:style-name="P5"><text:s text:c="8"/>const struct header_ops *header_ops;</text:p>
          <text:p text:style-name="P5">unsigned int <text:s text:c="11"/>mtu; <text:s text:c="3"/>/* interface MTU value <text:s text:c="9"/>*/</text:p>
          <text:p text:style-name="P5"><text:s text:c="8"/>unsigned short <text:s text:c="9"/>type; <text:s text:c="2"/>/* interface hardware type <text:s text:c="5"/>*/</text:p>
          <text:p text:style-name="P5"><text:s text:c="8"/>unsigned short <text:s text:c="9"/>hard_header_len; <text:s text:c="7"/>/* hardware hdr length <text:s/>*/</text:p>
          <text:p text:style-name="P5"><text:s/>/* Interface address info. */</text:p>
          <text:p text:style-name="P5"><text:s text:c="8"/>unsigned char <text:s text:c="10"/>perm_addr[MAX_ADDR_LEN]; /* permanent hw address */</text:p>
          <text:p text:style-name="P5"><text:s text:c="8"/>unsigned char <text:s text:c="10"/>addr_assign_type; /* hw address assignment type */</text:p>
          <text:p text:style-name="P5"><text:s text:c="8"/>unsigned char <text:s text:c="10"/>addr_len; <text:s text:c="6"/>/* hardware address length <text:s text:c="5"/>*/</text:p>
          <text:p text:style-name="P5"><text:s text:c="8"/>unsigned short <text:s text:c="9"/>dev_id; <text:s text:c="8"/>/* for shared network cards */</text:p>
          <text:p text:style-name="P5"><text:s text:c="8"/>/* Interface address info used in eth_type_trans() */</text:p>
          <text:p text:style-name="P5"><text:s text:c="8"/>unsigned char <text:s text:c="10"/>*dev_addr; <text:s text:c="5"/>/* hw address, (before bcast</text:p>
          <text:p text:style-name="P5"><text:s text:c="51"/>because most packets are</text:p>
          <text:p text:style-name="P5"><text:s text:c="51"/>unicast) */</text:p>
          <text:p text:style-name="P5"><text:s text:c="5"/></text:p>
        </text:list-header>
        <text:list-item>
          <text:p text:style-name="P5">struct usbnet defined in include/linux/usb/usbnet.h. It is an interface from usbnet core to each USB networking link we handle:</text:p>
          <text:p text:style-name="P5">struct usbnet {</text:p>
          <text:p text:style-name="P5"><text:s text:c="8"/>/* housekeeping */</text:p>
          <text:p text:style-name="P5"><text:s text:c="7"/>struct usb_device <text:s text:c="6"/>*udev;</text:p>
          <text:p text:style-name="P5"><text:s text:c="8"/>struct usb_interface <text:s text:c="3"/>*intf;</text:p>
          <text:p text:style-name="P5"><text:s text:c="8"/>struct driver_info <text:s text:c="5"/>*driver_info;</text:p>
          <text:p text:style-name="P5"><text:s text:c="8"/>const char <text:s text:c="13"/>*driver_name;</text:p>
          <text:p text:style-name="P5"><text:s text:c="8"/>void <text:s text:c="19"/>*driver_priv;</text:p>
          <text:p text:style-name="P5"><text:s text:c="8"/>wait_queue_head_t <text:s text:c="6"/>*wait;</text:p>
          <text:p text:style-name="P5"><text:s text:c="8"/>struct mutex <text:s text:c="11"/>phy_mutex;</text:p>
          <text:p text:style-name="P5"><text:s text:c="8"/>unsigned char <text:s text:c="10"/>suspend_count;</text:p>
          <text:p text:style-name="P5"/>
          <text:p text:style-name="P5"><text:s text:c="8"/>/* i/o info: pipes etc */</text:p>
          <text:p text:style-name="P5"><text:s text:c="8"/>unsigned <text:s text:c="15"/>in, out;</text:p>
          <text:p text:style-name="P5"><text:s text:c="8"/>struct usb_host_endpoint *status;</text:p>
          <text:p text:style-name="P5"><text:s text:c="8"/>unsigned <text:s text:c="15"/>maxpacket;</text:p>
          <text:p text:style-name="P5"><text:s text:c="8"/>struct timer_list <text:s text:c="6"/>delay;</text:p>
          <text:p text:style-name="P5"/>
          <text:p text:style-name="P5"><text:s text:c="8"/>/* protocol/interface state */</text:p>
          <text:p text:style-name="P5"><text:s text:c="8"/>struct net_device <text:s text:c="6"/>*net;</text:p>
          <text:p text:style-name="P5"><text:s text:c="8"/>int <text:s text:c="20"/>msg_enable;</text:p>
          <text:p text:style-name="P5"><text:s text:c="8"/>unsigned long <text:s text:c="10"/>data[5];</text:p>
          <text:p text:style-name="P5"><text:s text:c="8"/>u32 <text:s text:c="20"/>xid;</text:p>
          <text:p text:style-name="P5"><text:s text:c="8"/>u32 <text:s text:c="20"/>hard_mtu; <text:s text:c="6"/>/* count any extra framing */</text:p>
          <text:p text:style-name="P5"><text:s text:c="8"/>size_t <text:s text:c="17"/>rx_urb_size; <text:s text:c="3"/>/* size for rx urbs */</text:p>
          <text:p text:style-name="P5"><text:s text:c="8"/>struct mii_if_info <text:s text:c="5"/>mii;</text:p>
          <text:p text:style-name="P5"/>
          <text:p text:style-name="P5"><text:soft-page-break/><text:s text:c="8"/>/* various kinds of pending driver work */</text:p>
          <text:p text:style-name="P5"><text:s text:c="8"/>struct sk_buff_head <text:s text:c="4"/>rxq;</text:p>
          <text:p text:style-name="P5"><text:s text:c="8"/>struct sk_buff_head <text:s text:c="4"/>txq;</text:p>
          <text:p text:style-name="P5"><text:s text:c="8"/>struct sk_buff_head <text:s text:c="4"/>done;</text:p>
          <text:p text:style-name="P5"><text:s text:c="8"/>struct sk_buff_head <text:s text:c="4"/>rxq_pause;</text:p>
          <text:p text:style-name="P5"><text:s text:c="8"/>struct urb <text:s text:c="13"/>*interrupt;</text:p>
          <text:p text:style-name="P5"><text:s text:c="8"/>struct usb_anchor <text:s text:c="6"/>deferred;</text:p>
          <text:p text:style-name="P5"><text:s text:c="8"/>struct tasklet_struct <text:s text:c="2"/>bh;</text:p>
          <text:list>
            <text:list-header>
              <text:p text:style-name="P5">struct work_struct <text:s text:c="5"/>kevent;</text:p>
              <text:p text:style-name="P5"><text:s text:c="8"/>unsigned long <text:s text:c="10"/>flags;</text:p>
              <text:p text:style-name="P5"># <text:s text:c="14"/>define EVENT_TX_HALT <text:s text:c="3"/>0</text:p>
              <text:p text:style-name="P5"># <text:s text:c="14"/>define EVENT_RX_HALT <text:s text:c="3"/>1</text:p>
              <text:p text:style-name="P5"># <text:s text:c="14"/>define EVENT_RX_MEMORY <text:s/>2</text:p>
              <text:p text:style-name="P5"># <text:s text:c="14"/>define EVENT_STS_SPLIT <text:s/>3</text:p>
              <text:p text:style-name="P5"># <text:s text:c="14"/>define EVENT_LINK_RESET 4</text:p>
              <text:p text:style-name="P5"># <text:s text:c="14"/>define EVENT_RX_PAUSED <text:s/>5</text:p>
              <text:p text:style-name="P5"># <text:s text:c="14"/>define EVENT_DEV_WAKING 6</text:p>
              <text:p text:style-name="P5"># <text:s text:c="14"/>define EVENT_DEV_ASLEEP 7</text:p>
              <text:p text:style-name="P5">#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353173800" text:style-name="L2">
        <text:list-item>
          <text:list>
            <text:list-item>
              <text:p text:style-name="P6">The sk_buff head structure is :</text:p>
              <text:p text:style-name="P6">struct sk_buff_head {</text:p>
              <text:list>
                <text:list-header>
                  <text:p text:style-name="P6">struct sk_buff *next;</text:p>
                  <text:p text:style-name="P6">struct sk_buff *prev;</text:p>
                  <text:p text:style-name="P6">u32 qlen;</text:p>
                  <text:p text:style-name="P6">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soft-page-break/><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 Generic</text:p>
      <text:p text:style-name="P2">•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222038050" text:style-name="L3">
        <text:list-item>
          <text:p text:style-name="P7">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7">Then, alloc_etherdev is called which does the following:</text:p>
              <text:list>
                <text:list-item>
                  <text:p text:style-name="P7"><text:s/>Allocates and sets up an ethernet device</text:p>
                </text:list-item>
                <text:list-item>
                  <text:p text:style-name="P7">Fills in the fields of device structure with ethernet generic values. Basically does everything except registering the device. </text:p>
                </text:list-item>
                <text:list-item>
                  <text:p text:style-name="P7">Constructs a new net device, complete with a private data area of size (sizeof_priv). A 32-byte (not bit) alignment is enforced for this private data area.</text:p>
                </text:list-item>
                <text:list-item>
                  <text:p text:style-name="P7">Allocates a struct net_device with private data area for driver use and performs basic initialization. <text:s/>Also allocates subquue structs for each queue on the device.</text:p>
                </text:list-item>
                <text:list-item>
                  <text:p text:style-name="P7">It returns a struct of type net_device</text:p>
                </text:list-item>
              </text:list>
            </text:list-item>
          </text:list>
        </text:list-item>
      </text:list>
      <text:list xml:id="list1941257226" text:continue-list="list353173800" text:style-name="L2">
        <text:list-item>
          <text:list>
            <text:list-item>
              <text:list>
                <text:list-item>
                  <text:list>
                    <text:list-item>
                      <text:p text:style-name="P6">Then, the private variable allocated in alloc_etherdevice is extracted and various information is filled. Such as interface, name, usb_device, driver_info and so on.</text:p>
                    </text:list-item>
                  </text:list>
                </text:list-item>
                <text:list-item>
                  <text:p text:style-name="P6">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6">Then, it sets up the timeout for the watchdog timer which is actually 5 Hz. <text:s/>Page no. 258 of networking internals.</text:p>
                </text:list-item>
              </text:list>
            </text:list-item>
            <text:list-item>
              <text:p text:style-name="P6"><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6">Then, the tasklet function is assigned to the the bh.function, work queue is initialized. </text:p>
            </text:list-item>
            <text:list-item>
              <text:p text:style-name="P6"><text:soft-page-break/>Then the usbnet_ops are registered as netdev_ops. And ethtool_ops are registered. </text:p>
            </text:list-item>
            <text:list-item>
              <text:p text:style-name="P6">Then the bind is invoked, which is nothing but the smsc95xx_bind and does the device specific initialization. </text:p>
            </text:list-item>
            <text:list-item>
              <text:p text:style-name="P6">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6">register_netdev is used to register a network device. It takes a completed network device structure and add it to the kernel interfaces. This is the wrapper around register_netdevice that takes the rtnl semaphore. </text:p>
            </text:list-item>
            <text:list-item>
              <text:p text:style-name="P6">netif_device_attach – It is one which is required during the resumption of the device. It 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6">Flow for the bind is as follows:</text:p>
          <text:list>
            <text:list-item>
              <text:p text:style-name="P6">It first invokes the usbnet_get_endpoints which intializes the pipes for bulk in and out endpoints. It also stores the interrupt endpoint in status field of usbnet. This will be latter initialized in the int_status.</text:p>
            </text:list-item>
            <text:list-item>
              <text:p text:style-name="P6">Then, you store the pointer to the device specific i.e. smsc95xx_priv in device data field</text:p>
            </text:list-item>
            <text:list-item>
              <text:p text:style-name="P8"><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text:bookmark text:name="itxthook0p"/><text:bookmark text:name="itxthook0w"/><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text:soft-page-break/>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1908151380" text:style-name="L4">
        <text:list-item>
          <text:p text:style-name="P11">A Data interface to the Ethernet MAC, for sending and receiving Ethernet frame data. </text:p>
        </text:list-item>
        <text:list-item>
          <text:p text:style-name="P10">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
      <text:p text:style-name="P3">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text:s/></text:p>
      <text:p text:style-name="P2">When the ifconfig eth0 192.168.20.230 is invoke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09-04T00:18:14</dc:date>
    <meta:editing-duration>P9DT20H30M19S</meta:editing-duration>
    <meta:editing-cycles>61</meta:editing-cycles>
    <meta:generator>LibreOffice/3.5$Linux_X86_64 LibreOffice_project/350m1$Build-2</meta:generator>
    <meta:document-statistic meta:table-count="0" meta:image-count="1" meta:object-count="0" meta:page-count="7" meta:paragraph-count="192" meta:word-count="3043" meta:character-count="20509" meta:non-whitespace-character-count="16383"/>
  </office:meta>
</office:document-meta>
</file>